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5.694cm" presentation:class="title" presentation:user-transformed="true">
          <draw:text-box>
            <text:p>Distributed Map/Reduce</text:p>
          </draw:text-box>
        </draw:frame>
        <draw:frame presentation:style-name="pr2" draw:text-style-name="P1" draw:layer="layout" svg:width="25.199cm" svg:height="12.179cm" svg:x="1.401cm" svg:y="5.621cm" presentation:class="subtitle" presentation:user-transformed="true">
          <draw:text-box>
            <text:p><text:span text:style-name="T1">Relatório</text:span></text:p>
            <text:p/>
            <text:p><text:span text:style-name="T2">João Nogueira – 89262</text:span></text:p>
            <text:p><text:span text:style-name="T2">Tiago Melo – 89005</text:span></text:p>
            <text:p><text:span text:style-name="T2">Licenciatura em Engenharia Informática</text:span></text:p>
            <text:p><text:span text:style-name="T2">Computação Distribuí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306cm" presentation:class="title" presentation:user-transformed="true">
          <draw:text-box>
            <text:p>Solução Base</text:p>
          </draw:text-box>
        </draw:frame>
        <draw:frame presentation:style-name="pr4" draw:text-style-name="P2" draw:layer="layout" svg:width="25.199cm" svg:height="17.779cm" svg:x="1.4cm" svg:y="2.821cm" presentation:class="outline" presentation:user-transformed="true">
          <draw:text-box>
            <text:list text:style-name="L3">
              <text:list-item>
                <text:p text:style-name="P2"><text:span text:style-name="T3">Optámos pela utilização de </text:span><text:span text:style-name="T4">threads</text:span><text:span text:style-name="T3"> para lidar com o envio, receção e processamento de mensagens. Em runtime, um coordenador cria uma Thread para o “trabalho” que ele executa (delegação de tarefas), que só é iniciada após a divisão do texto em blobs e tokens e cria uma Thread por cada nova conexão, dedicada unicamente às mensagens trocadas com a mesma.</text:span></text:p>
              </text:list-item>
              <text:list-item>
                <text:p text:style-name="P2"><text:span text:style-name="T3">O </text:span><text:span text:style-name="T4">worker</text:span><text:span text:style-name="T3"> consiste numa implementação de um lifecycle que, essencialmente, só recebe mensagens e executa RPCs, dependendo da “task” da mensagem. A implementação dos algoritmos map e reduce foi feita de maneira relativamente simples, visto que a performance não foi uma das nossas principais prioridades.</text:span></text:p>
              </text:list-item>
              <text:list-item>
                <text:p text:style-name="P2"><text:span text:style-name="T3">A comunicação entre coordenadores e workers é feita através de TCP Sockets e as mensagens são codificadas em JSON, onde cada dicionário tem um campo “task” e, dependendo do valor do mesmo, há campos adicionais.</text:span></text:p>
              </text:list-item>
              <text:list-item>
                <text:p text:style-name="P2"><text:span text:style-name="T3">Para além das mensagens estabelecidas no protocolo, achámos relevante a adição das tarefas “heartbeat”, “backup_reg”, “backup_ack”.</text:span></text:p>
              </text:list-item>
              <text:list-item>
                <text:p text:style-name="P2"><text:span text:style-name="T3">Foi seguido o protocolo do enunciado no sentido que: o worker envia uma mensagem do tipo register, o coordinator regista o novo worker utilizando um </text:span><text:span text:style-name="T4">id</text:span><text:span text:style-name="T3"> </text:span><text:span text:style-name="T4">interno</text:span><text:span text:style-name="T3">, o coordinator envia map requests até esgotar os blobs e o coordinator envia reduce requests até ter apenas um item. Esta solução funciona visto que o reduce é feito com “dois passos para frente e um para trás”. Isto é, fazemos pop() duas vezes, esperamos pela resposta e damos append(respost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306cm" presentation:class="title" presentation:user-transformed="true">
          <draw:text-box>
            <text:p>Solução distribuída</text:p>
          </draw:text-box>
        </draw:frame>
        <draw:frame presentation:style-name="pr4" draw:text-style-name="P2" draw:layer="layout" svg:width="25.199cm" svg:height="17.779cm" svg:x="1.4cm" svg:y="2.821cm" presentation:class="outline" presentation:user-transformed="true">
          <draw:text-box>
            <text:list text:style-name="L3">
              <text:list-item>
                <text:p><text:span text:style-name="T3">Sempre que um worker se regista, o coordernador gera um id interno, que será util mais tarde para recuperar mensagens perdidas. O worker é adicionado a um array de workers e é notificado com o endereço do coordenador de backup, caso exista.</text:span></text:p>
              </text:list-item>
              <text:list-item>
                <text:p><text:span text:style-name="T3">A partir deste momento, o coordenador envia requests sempre que tem um worker disponível. Estes são guardados numa Queue, o que permite que haja um bloqueio do processo sempre que não há workers dispníveis. Essencialmente o coordenador: divide o texto passado como argumento em blobs, “tokeniza” as blobs usando a função tokenizer dada, envia map_requests destes tokens até todos estarem mapeados (dando append a todas as respostas a </text:span><text:span text:style-name="T4">listList</text:span><text:span text:style-name="T5">), envia reduce_requests até </text:span><text:span text:style-name="T4">listList</text:span><text:span text:style-name="T5"> ter apenas um item. Novamente, isto funciona graças ao uso de uma recv_queue que permite que a lista diminua de comprimento 1 unidade a cada iteração.</text:span></text:p>
              </text:list-item>
              <text:list-item>
                <text:p><text:span text:style-name="T5">O(s) worker(s) respondem aos reduce requests sempre com uma sorted list. Esta lista é ordenada usando locale PT, seguindo o exemplo do output fornecido.</text:span></text:p>
              </text:list-item>
              <text:list-item>
                <text:p><text:span text:style-name="T5">Foi seguida uma lógica semelhante à de uma aplicação cliente-servidor, onde o coordenador atua como um servidor e os workers como a client counterpa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306cm" presentation:class="title" presentation:user-transformed="true">
          <draw:text-box>
            <text:p>Solução distribuída robusta</text:p>
          </draw:text-box>
        </draw:frame>
        <draw:frame presentation:style-name="pr4" draw:text-style-name="P2" draw:layer="layout" svg:width="25.199cm" svg:height="17.779cm" svg:x="1.4cm" svg:y="2.821cm" presentation:class="outline" presentation:user-transformed="true">
          <draw:text-box>
            <text:list text:style-name="L3">
              <text:list-item>
                <text:p><text:span text:style-name="T5">Consideramos que a maneira de como os workers foram desenvolvidos permite uma boa escabilidade da solução. Por conseguinte, um dado coordenador permite uma conexão com um número indefinido de workers e a distribuição de tarefas é feita de acordo com o mesmo, não havendo pre-alocação nem hardcode das mesmas.</text:span></text:p>
              </text:list-item>
              <text:list-item>
                <text:p><text:span text:style-name="T5">Desenvolvemos o coordenador de forma a suportar um backup. Isto é, quando um coordenador se liga, tenta conectar-se ao endereço passado como argumento. Se conseguir, assume que é o master e aguarda que haja workers disponíveis. Caso contrário (se o endereço estiver ocupado), tenta conectar-se ao coordenador que o está a ocupar. Regista-se como backup e envia uma heartbeat, que sinaliza não só que está vivo, mas também que está pronto a receber mensagens sobre o estado.</text:span></text:p>
              </text:list-item>
              <text:list-item>
                <text:p><text:span text:style-name="T5">A sincronização entre coordenadores é apenas funcional quando ambos se ligam antes do trabalho do primeiro começar. Isto é, ambos se iniciam antes do primeiro worker. Posto isso, o master enviará ao backup as mensagens que recebe dos workers e o segundo processa-las-á de maneira a ter o seu estado atualizado e, caso o master morra, consiga retomar onde ele morreu, seja no map seja no reduce. </text:span></text:p>
              </text:list-item>
              <text:list-item>
                <text:p><text:span text:style-name="T5">A nossa solução apresenta as limitações de não permitir que um coordenador se ligue como backup a “meio” do trabalho e que um coordenador que se ligue após o backup entrar em serviço não assume que é backup, visto que a porta estava livre e tudo correu b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306cm" presentation:class="title" presentation:user-transformed="true">
          <draw:text-box>
            <text:p>Tolerância a falhas</text:p>
          </draw:text-box>
        </draw:frame>
        <draw:frame presentation:style-name="pr4" draw:text-style-name="P2" draw:layer="layout" svg:width="25.199cm" svg:height="17.779cm" svg:x="1.4cm" svg:y="2.821cm" presentation:class="outline" presentation:user-transformed="true">
          <draw:text-box>
            <text:list text:style-name="L3">
              <text:list-item>
                <text:p><text:span text:style-name="T5">Quando um worker se conecta a um coordenador, é imediatamente </text:span><text:span text:style-name="T5">notificado do endereço do backup (caso exista) e caso o master morra, </text:span><text:span text:style-name="T5">tenta conectar-se ao endereço fornecido. Caso não lhe tenha sido enviado </text:span><text:span text:style-name="T5">nenhum endereço de backup, tenta conectar-se ao endereço do master </text:span><text:span text:style-name="T5">durante um minuto, até dar timeout e desistir.</text:span></text:p>
              </text:list-item>
              <text:list-item>
                <text:p><text:span text:style-name="T5">Apesar de não o suportarmos em termos de sincronização, quando um </text:span><text:span text:style-name="T5">backup se conecta, o master dá broadcast a todos os workers do backup </text:span><text:span text:style-name="T5">que acabou de aceitar.</text:span></text:p>
              </text:list-item>
              <text:list-item>
                <text:p><text:span text:style-name="T5">Não há eleição de coordenadores visto que temos simplesmente uma </text:span><text:span text:style-name="T5">regra de “o primeiro a conectar-se ao port dos argumentos vence”.</text:span></text:p>
              </text:list-item>
              <text:list-item>
                <text:p><text:span text:style-name="T5">Para além do master, o sistema permite a morte de 1 worker quando só </text:span><text:span text:style-name="T5">existe um worker a trabalhar. Ou então a morte do primeiro worker a ser </text:span><text:span text:style-name="T5">iniciado. Isto graças a uma tabela de pedidos que regista o ultimo pedido </text:span><text:span text:style-name="T5">que foi a feito a cada worker. Assim, quando um dado worker morre basta </text:span><text:span text:style-name="T5">acedermos a qual o pedido que foi perdido e adicioná-lo a uma lista de </text:span><text:span text:style-name="T5">pedidos não processados (</text:span><text:span text:style-name="T4">unprocs</text:span><text:span text:style-name="T5">) que, após a </text:span><text:span text:style-name="T4">listList </text:span><text:span text:style-name="T5">ser reduzida a </text:span><text:span text:style-name="T5">uma única entrada, será processada até já não ter entries.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306cm" presentation:class="title" presentation:user-transformed="true">
          <draw:text-box>
            <text:p>Performance</text:p>
          </draw:text-box>
        </draw:frame>
        <draw:frame presentation:style-name="pr4" draw:text-style-name="P2" draw:layer="layout" svg:width="25.199cm" svg:height="17.779cm" svg:x="1.4cm" svg:y="2.821cm" presentation:class="outline" presentation:user-transformed="true">
          <draw:text-box>
            <text:list text:style-name="L3">
              <text:list-item>
                <text:p><text:span text:style-name="T5">Consideramos que <text:s/>as seguintes alterações ao programa trariam bons resultados e uma melhor performance:</text:span><text:span text:style-name="T5"><text:line-break/></text:span><text:span text:style-name="T5"><text:tab/></text:span><text:span text:style-name="T5">&gt; Estudo de qual o tamanho ideal de blobs (que não compremeta a tolerância de falhas mas que permita o envio de mensagens largas de forma a minimizar o número de envios)</text:span><text:span text:style-name="T5"><text:line-break/></text:span><text:span text:style-name="T5"><text:tab/></text:span><text:span text:style-name="T5">&gt; Implementação de um algoritmo reduce com tempo de execução O(log(n)*n)</text:span><text:span text:style-name="T5"><text:line-break/></text:span><text:span text:style-name="T5"><text:tab/></text:span><text:span text:style-name="T5">&gt; Map e Reduce requests a serem feitos sincronamente, de forma a evitar percorrer a mesma lista duas vezes.</text:span><text:span text:style-name="T5"><text:line-break/></text:span><text:span text:style-name="T5"><text:tab/></text:span><text:span text:style-name="T5">&gt; Merging sorted lists corretamente</text:span></text:p>
              </text:list-item>
              <text:list-item>
                <text:p><text:span text:style-name="T5">Contudo, foram implementados diversos protocolos que permitem uma solução robusta e elegante, nomeadamente:</text:span><text:span text:style-name="T5"><text:line-break/></text:span><text:span text:style-name="T5"><text:tab/></text:span><text:span text:style-name="T5">&gt; Workers que tentam reconectar se a coordenadores quando estes morrem</text:span><text:span text:style-name="T5"><text:line-break/></text:span><text:span text:style-name="T5"><text:tab/></text:span><text:span text:style-name="T5">&gt; Sincronismo de backups que não implica o envio de mensagens demasiado grandes</text:span><text:span text:style-name="T5"><text:line-break/></text:span><text:span text:style-name="T5"><text:tab/></text:span><text:span text:style-name="T5">&gt; Tolerância à morte de workers através de uma tabela de pedidos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8:30:09.356436967</meta:creation-date>
    <dc:date>2019-06-08T20:24:41.437503828</dc:date>
    <meta:editing-duration>PT22M32S</meta:editing-duration>
    <meta:editing-cycles>7</meta:editing-cycles>
    <meta:generator>LibreOffice/5.4.6.2$Linux_X86_64 LibreOffice_project/40m0$Build-2</meta:generator>
    <meta:document-statistic meta:object-count="45"/>
  </office:meta>
</office:document-meta>
</file>